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9" style:family="table">
      <style:table-properties style:width="18.487cm" fo:margin-left="0.266cm" fo:margin-top="0cm" fo:margin-bottom="0cm" table:align="left" style:writing-mode="lr-tb"/>
    </style:style>
    <style:style style:name="Tableau9.A" style:family="table-column">
      <style:table-column-properties style:column-width="1.397cm"/>
    </style:style>
    <style:style style:name="Tableau9.B" style:family="table-column">
      <style:table-column-properties style:column-width="1.894cm"/>
    </style:style>
    <style:style style:name="Tableau9.C" style:family="table-column">
      <style:table-column-properties style:column-width="1.108cm"/>
    </style:style>
    <style:style style:name="Tableau9.D" style:family="table-column">
      <style:table-column-properties style:column-width="1.489cm"/>
    </style:style>
    <style:style style:name="Tableau9.E" style:family="table-column">
      <style:table-column-properties style:column-width="3.505cm"/>
    </style:style>
    <style:style style:name="Tableau9.F" style:family="table-column">
      <style:table-column-properties style:column-width="3.903cm"/>
    </style:style>
    <style:style style:name="Tableau9.G" style:family="table-column">
      <style:table-column-properties style:column-width="3.108cm"/>
    </style:style>
    <style:style style:name="Tableau9.H" style:family="table-column">
      <style:table-column-properties style:column-width="2.083cm"/>
    </style:style>
    <style:style style:name="Tableau9.1" style:family="table-row">
      <style:table-row-properties style:min-row-height="0.49cm" fo:keep-together="auto"/>
    </style:style>
    <style:style style:name="Tableau9.A1" style:family="table-cell">
      <style:table-cell-properties fo:background-color="#dcdcdc" fo:padding-left="0.004cm" fo:padding-right="0.004cm" fo:padding-top="0cm" fo:padding-bottom="0cm" fo:border="0.25pt solid #7f7f7f" style:writing-mode="lr-tb">
        <style:background-image/>
      </style:table-cell-properties>
    </style:style>
    <style:style style:name="Tableau9.2" style:family="table-row">
      <style:table-row-properties style:min-row-height="1.207cm" fo:keep-together="auto"/>
    </style:style>
    <style:style style:name="Tableau9.A2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B2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C2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D2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E2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F2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G2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H2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3" style:family="table-row">
      <style:table-row-properties style:min-row-height="1.305cm" fo:keep-together="auto"/>
    </style:style>
    <style:style style:name="Tableau9.A3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B3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C3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D3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E3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F3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G3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H3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4" style:family="table-row">
      <style:table-row-properties style:min-row-height="1.106cm" fo:keep-together="auto"/>
    </style:style>
    <style:style style:name="Tableau9.A4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B4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C4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D4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E4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F4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G4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H4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5" style:family="table-row">
      <style:table-row-properties style:min-row-height="1.337cm" fo:keep-together="auto"/>
    </style:style>
    <style:style style:name="Tableau9.A5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B5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C5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D5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E5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F5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G5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H5" style:family="table-cell">
      <style:table-cell-properties fo:padding-left="0.004cm" fo:padding-right="0.004cm" fo:padding-top="0cm" fo:padding-bottom="0cm" fo:border="0.25pt solid #7f7f7f" style:writing-mode="lr-tb"/>
    </style:style>
    <style:style style:name="Tableau9.6" style:family="table-row">
      <style:table-row-properties style:min-row-height="0.258cm" fo:keep-together="auto"/>
    </style:style>
    <style:style style:name="Tableau9.A6" style:family="table-cell">
      <style:table-cell-properties style:border-line-width-left="0.009cm 0.009cm 0.009cm" fo:padding-left="0.004cm" fo:padding-right="0.004cm" fo:padding-top="0cm" fo:padding-bottom="0cm" fo:border-left="0.75pt double #000000" fo:border-right="none" fo:border-top="0.25pt solid #7f7f7f" fo:border-bottom="none" style:writing-mode="lr-tb"/>
    </style:style>
    <style:style style:name="P1" style:family="paragraph" style:parent-style-name="Table_20_Paragraph">
      <style:paragraph-properties fo:margin-left="0.007cm" fo:margin-right="0.002cm" fo:margin-top="0.037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able_20_Paragraph">
      <style:paragraph-properties fo:margin-left="0.011cm" fo:margin-right="0.002cm" fo:margin-top="0.037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able_20_Paragraph">
      <style:paragraph-properties fo:margin-left="0.169cm" fo:margin-top="0.037cm" fo:margin-bottom="0cm" style:contextual-spacing="false" fo:text-align="start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able_20_Paragraph">
      <style:paragraph-properties fo:margin-left="0.217cm" fo:margin-top="0.037cm" fo:margin-bottom="0cm" style:contextual-spacing="false" fo:text-align="start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able_20_Paragraph">
      <style:paragraph-properties fo:margin-left="0.489cm" fo:margin-top="0.037cm" fo:margin-bottom="0cm" style:contextual-spacing="false" fo:text-align="start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le_20_Paragraph">
      <style:paragraph-properties fo:margin-left="0.365cm" fo:margin-top="0.037cm" fo:margin-bottom="0cm" style:contextual-spacing="false" fo:text-align="start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able_20_Paragraph">
      <style:paragraph-properties fo:margin-left="0.295cm" fo:margin-top="0.037cm" fo:margin-bottom="0cm" style:contextual-spacing="false" fo:text-align="start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able_20_Paragraph">
      <style:paragraph-properties fo:margin-left="0.411cm" fo:margin-top="0.037cm" fo:margin-bottom="0cm" style:contextual-spacing="false" fo:text-align="start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able_20_Paragraph">
      <style:paragraph-properties fo:margin-left="0.007cm" fo:margin-top="0.037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able_20_Paragraph">
      <style:paragraph-properties fo:margin-left="0.011cm" fo:margin-top="0.03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able_20_Paragraph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able_20_Paragraph">
      <style:paragraph-properties fo:margin-left="0.011cm" fo:margin-right="0.002cm" fo:margin-top="0.03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able_20_Paragraph">
      <style:paragraph-properties fo:margin-left="0.168cm" fo:margin-top="0.086cm" fo:margin-bottom="0cm" style:contextual-spacing="false" fo:text-align="start" style:justify-single-word="false" fo:orphans="0" fo:widows="0" fo:hyphenation-ladder-count="no-limit" fo:hyphenation-keep="auto" loext:hyphenation-keep-type="column"/>
      <style:text-properties fo:font-size="16pt" officeooo:paragraph-rsid="001395b3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text-properties officeooo:paragraph-rsid="001395b3"/>
    </style:style>
    <style:style style:name="P15" style:family="paragraph" style:parent-style-name="Standard">
      <style:text-properties officeooo:rsid="001395b3" officeooo:paragraph-rsid="0016bb2e"/>
    </style:style>
    <style:style style:name="P16" style:family="paragraph" style:parent-style-name="Standard">
      <style:text-properties officeooo:rsid="001395b3" officeooo:paragraph-rsid="001395b3"/>
    </style:style>
    <style:style style:name="P17" style:family="paragraph" style:parent-style-name="Standard">
      <style:text-properties officeooo:rsid="00184372" officeooo:paragraph-rsid="00184372"/>
    </style:style>
    <style:style style:name="P18" style:family="paragraph" style:parent-style-name="Standard">
      <style:text-properties officeooo:rsid="0014bc4e" officeooo:paragraph-rsid="0014bc4e"/>
    </style:style>
    <style:style style:name="P19" style:family="paragraph" style:parent-style-name="Standard">
      <style:text-properties officeooo:rsid="001a5b6f" officeooo:paragraph-rsid="001a5b6f"/>
    </style:style>
    <style:style style:name="T1" style:family="text">
      <style:text-properties fo:font-size="10pt" style:font-size-asian="10pt"/>
    </style:style>
    <style:style style:name="T2" style:family="text">
      <style:text-properties style:letter-kerning="false" style:language-asian="en" style:country-asian="US" style:language-complex="ar" style:country-complex="SA"/>
    </style:style>
    <style:style style:name="T3" style:family="text">
      <style:text-properties fo:letter-spacing="0.016cm" style:letter-kerning="false" style:language-asian="en" style:country-asian="US" style:language-complex="ar" style:country-complex="SA"/>
    </style:style>
    <style:style style:name="T4" style:family="text">
      <style:text-properties fo:letter-spacing="-0.007cm" style:letter-kerning="false" style:language-asian="en" style:country-asian="US" style:language-complex="ar" style:country-complex="SA"/>
    </style:style>
    <style:style style:name="T5" style:family="text">
      <style:text-properties fo:letter-spacing="-0.014cm" style:letter-kerning="false" style:language-asian="en" style:country-asian="US" style:language-complex="ar" style:country-complex="SA"/>
    </style:style>
    <style:style style:name="T6" style:family="text">
      <style:text-properties fo:letter-spacing="-0.002cm" style:letter-kerning="false" style:language-asian="en" style:country-asian="US" style:language-complex="ar" style:country-complex="SA"/>
    </style:style>
    <style:style style:name="T7" style:family="text">
      <style:text-properties fo:letter-spacing="-0.004cm" style:letter-kerning="false" style:language-asian="en" style:country-asian="US" style:language-complex="ar" style:country-complex="SA"/>
    </style:style>
    <style:style style:name="T8" style:family="text">
      <style:text-properties fo:letter-spacing="-0.016cm" style:letter-kerning="false" style:language-asian="en" style:country-asian="US" style:language-complex="ar" style:country-complex="SA"/>
    </style:style>
    <style:style style:name="T9" style:family="text">
      <style:text-properties style:letter-kerning="false" style:language-asian="en" style:country-asian="US" style:language-complex="ar" style:country-complex="SA" style:text-scale="80%"/>
    </style:style>
    <style:style style:name="T10" style:family="text">
      <style:text-properties fo:letter-spacing="-0.004cm" style:letter-kerning="false" style:language-asian="en" style:country-asian="US" style:language-complex="ar" style:country-complex="SA" style:text-scale="80%"/>
    </style:style>
    <style:style style:name="T11" style:family="text">
      <style:text-properties fo:letter-spacing="-0.004cm" style:letter-kerning="false" style:language-asian="en" style:country-asian="US" style:language-complex="ar" style:country-complex="SA" style:text-scale="85%"/>
    </style:style>
    <style:style style:name="T12" style:family="text">
      <style:text-properties fo:letter-spacing="-0.004cm" style:letter-kerning="false" style:language-asian="en" style:country-asian="US" style:language-complex="ar" style:country-complex="SA" style:text-scale="95%"/>
    </style:style>
    <style:style style:name="T13" style:family="text">
      <style:text-properties fo:letter-spacing="-0.004cm" style:letter-kerning="false" style:language-asian="en" style:country-asian="US" style:language-complex="ar" style:country-complex="SA" style:text-scale="90%"/>
    </style:style>
    <style:style style:name="T14" style:family="text">
      <style:text-properties fo:letter-spacing="-0.018cm" style:letter-kerning="false" style:language-asian="en" style:country-asian="US" style:language-complex="ar" style:country-complex="SA"/>
    </style:style>
    <style:style style:name="T15" style:family="text">
      <style:text-properties fo:letter-spacing="0.041cm" style:letter-kerning="false" style:language-asian="en" style:country-asian="US" style:language-complex="ar" style:country-complex="SA"/>
    </style:style>
    <style:style style:name="T16" style:family="text">
      <style:text-properties fo:letter-spacing="-0.009cm" style:letter-kerning="false" style:language-asian="en" style:country-asian="US" style:language-complex="ar" style:country-complex="SA"/>
    </style:style>
    <style:style style:name="T17" style:family="text">
      <style:text-properties style:font-name="Arial1" fo:font-size="10pt" fo:font-style="italic" style:font-size-asian="10pt" style:font-style-asian="italic"/>
    </style:style>
    <style:style style:name="T18" style:family="text">
      <style:text-properties style:font-name="Arial1" fo:letter-spacing="-0.007cm" fo:font-style="italic" style:letter-kerning="false" style:language-asian="en" style:country-asian="US" style:font-style-asian="italic" style:language-complex="ar" style:country-complex="SA" style:text-scale="95%"/>
    </style:style>
    <style:style style:name="T19" style:family="text">
      <style:text-properties style:font-name="Times New Roman" fo:font-size="9pt" style:font-size-asian="9pt"/>
    </style:style>
    <style:style style:name="T20" style:family="text">
      <style:text-properties style:font-name="Times New Roman" style:letter-kerning="false" style:language-asian="en" style:country-asian="US" style:language-complex="ar" style:country-complex="SA"/>
    </style:style>
    <style:style style:name="T21" style:family="text">
      <style:text-properties style:font-name="Arial1" fo:letter-spacing="-0.007cm" fo:font-style="italic" style:letter-kerning="false" style:language-asian="en" style:country-asian="US" style:font-style-asian="italic" style:language-complex="ar" style:country-complex="SA" style:text-scale="85%"/>
    </style:style>
    <style:style style:name="T22" style:family="text">
      <style:text-properties style:font-name="Lucida Sans Unicode" fo:letter-spacing="-0.007cm" fo:font-style="italic" style:letter-kerning="false" style:language-asian="en" style:country-asian="US" style:font-style-asian="italic" style:language-complex="ar" style:country-complex="SA" style:text-scale="80%"/>
    </style:style>
    <style:style style:name="T23" style:family="text">
      <style:text-properties officeooo:rsid="0016bb2e"/>
    </style:style>
    <style:style style:name="T24" style:family="text">
      <style:text-properties officeooo:rsid="00190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column table:style-name="Tableau9.H"/>
        <table:table-row table:style-name="Tableau9.1">
          <table:table-cell table:style-name="Tableau9.A1" office:value-type="string">
            <text:p text:style-name="P1" loext:marker-style-name="T1"><text:span text:style-name="T2">N°</text:span><text:span text:style-name="T3"> </text:span><text:span text:style-name="T4">VLan</text:span></text:p>
          </table:table-cell>
          <table:table-cell table:style-name="Tableau9.A1" office:value-type="string">
            <text:p text:style-name="P2" loext:marker-style-name="T1"><text:span text:style-name="T2">Nom</text:span><text:span text:style-name="T5"> </text:span><text:span text:style-name="T4">VLan</text:span></text:p>
          </table:table-cell>
          <table:table-cell table:style-name="Tableau9.A1" office:value-type="string">
            <text:p text:style-name="P3" loext:marker-style-name="T1"><text:span text:style-name="T2">Nb</text:span><text:span text:style-name="T6"> </text:span><text:span text:style-name="T7">d’hôtes</text:span></text:p>
          </table:table-cell>
          <table:table-cell table:style-name="Tableau9.A1" office:value-type="string">
            <text:p text:style-name="P4" loext:marker-style-name="T1"><text:span text:style-name="T4">Nb</text:span><text:span text:style-name="T8"> </text:span><text:span text:style-name="T4">bits</text:span><text:span text:style-name="T5"> </text:span><text:span text:style-name="T4">hôte</text:span></text:p>
          </table:table-cell>
          <table:table-cell table:style-name="Tableau9.A1" office:value-type="string">
            <text:p text:style-name="P5" loext:marker-style-name="T1"><text:span text:style-name="T9">@IP</text:span><text:span text:style-name="T10"> </text:span><text:span text:style-name="T11">réseau</text:span></text:p>
          </table:table-cell>
          <table:table-cell table:style-name="Tableau9.A1" office:value-type="string">
            <text:p text:style-name="P6" loext:marker-style-name="T1"><text:span text:style-name="T12">Masque</text:span></text:p>
          </table:table-cell>
          <table:table-cell table:style-name="Tableau9.A1" office:value-type="string">
            <text:p text:style-name="P7" loext:marker-style-name="T1"><text:span text:style-name="T9">@IP</text:span><text:span text:style-name="T10"> </text:span><text:span text:style-name="T13">Broadcast</text:span></text:p>
          </table:table-cell>
          <table:table-cell table:style-name="Tableau9.A1" office:value-type="string">
            <text:p text:style-name="P8" loext:marker-style-name="T1"><text:span text:style-name="T4">Nb</text:span><text:span text:style-name="T14"> </text:span><text:span text:style-name="T4">ports</text:span><text:span text:style-name="T15"> </text:span><text:span text:style-name="T4">maxi</text:span><text:span text:style-name="T14"> </text:span><text:span text:style-name="T4">du</text:span><text:span text:style-name="T8"> </text:span><text:span text:style-name="T4">VLan</text:span></text:p>
          </table:table-cell>
        </table:table-row>
        <table:table-row table:style-name="Tableau9.2">
          <table:table-cell table:style-name="Tableau9.A2" office:value-type="string">
            <text:p text:style-name="P9" loext:marker-style-name="T1"><text:span text:style-name="T16">10</text:span></text:p>
          </table:table-cell>
          <table:table-cell table:style-name="Tableau9.B2" office:value-type="string">
            <text:p text:style-name="P10" loext:marker-style-name="T17"><text:span text:style-name="T18">Dire</text:span></text:p>
          </table:table-cell>
          <table:table-cell table:style-name="Tableau9.C2" office:value-type="string">
            <text:p text:style-name="P11" loext:marker-style-name="T19"><text:span text:style-name="T20">3</text:span></text:p>
          </table:table-cell>
          <table:table-cell table:style-name="Tableau9.D2" office:value-type="string">
            <text:p text:style-name="P11" loext:marker-style-name="T19"><text:span text:style-name="T20">3</text:span></text:p>
          </table:table-cell>
          <table:table-cell table:style-name="Tableau9.E2" office:value-type="string">
            <text:p text:style-name="P11" loext:marker-style-name="T19"><text:span text:style-name="T20">172.20.27.32</text:span></text:p>
          </table:table-cell>
          <table:table-cell table:style-name="Tableau9.F2" office:value-type="string">
            <text:p text:style-name="P11" loext:marker-style-name="T19"><text:span text:style-name="T20">255.255.255.248</text:span></text:p>
          </table:table-cell>
          <table:table-cell table:style-name="Tableau9.G2" office:value-type="string">
            <text:p text:style-name="P11" loext:marker-style-name="T19"><text:span text:style-name="T20">172.20.27.39</text:span></text:p>
          </table:table-cell>
          <table:table-cell table:style-name="Tableau9.H2" office:value-type="string">
            <text:p text:style-name="P11" loext:marker-style-name="T19"><text:span text:style-name="T20">6</text:span></text:p>
          </table:table-cell>
        </table:table-row>
        <table:table-row table:style-name="Tableau9.3">
          <table:table-cell table:style-name="Tableau9.A3" office:value-type="string">
            <text:p text:style-name="P9" loext:marker-style-name="T1"><text:span text:style-name="T16">20</text:span></text:p>
          </table:table-cell>
          <table:table-cell table:style-name="Tableau9.B3" office:value-type="string">
            <text:p text:style-name="P12" loext:marker-style-name="T17"><text:span text:style-name="T18">Util</text:span></text:p>
          </table:table-cell>
          <table:table-cell table:style-name="Tableau9.C3" office:value-type="string">
            <text:p text:style-name="P11" loext:marker-style-name="T19"><text:span text:style-name="T20">17</text:span></text:p>
          </table:table-cell>
          <table:table-cell table:style-name="Tableau9.D3" office:value-type="string">
            <text:p text:style-name="P11" loext:marker-style-name="T19"><text:span text:style-name="T20">5</text:span></text:p>
          </table:table-cell>
          <table:table-cell table:style-name="Tableau9.E3" office:value-type="string">
            <text:p text:style-name="P11" loext:marker-style-name="T19"><text:span text:style-name="T20">172.20.27.0</text:span></text:p>
          </table:table-cell>
          <table:table-cell table:style-name="Tableau9.F3" office:value-type="string">
            <text:p text:style-name="P11" loext:marker-style-name="T19"><text:span text:style-name="T20">255.255.255.224</text:span></text:p>
          </table:table-cell>
          <table:table-cell table:style-name="Tableau9.G3" office:value-type="string">
            <text:p text:style-name="P11" loext:marker-style-name="T19"><text:span text:style-name="T20">172.20.27.31</text:span></text:p>
          </table:table-cell>
          <table:table-cell table:style-name="Tableau9.H3" office:value-type="string">
            <text:p text:style-name="P11" loext:marker-style-name="T19"><text:span text:style-name="T20">30</text:span></text:p>
          </table:table-cell>
        </table:table-row>
        <table:table-row table:style-name="Tableau9.4">
          <table:table-cell table:style-name="Tableau9.A4" office:value-type="string">
            <text:p text:style-name="P9" loext:marker-style-name="T1"><text:span text:style-name="T16">30</text:span></text:p>
          </table:table-cell>
          <table:table-cell table:style-name="Tableau9.B4" office:value-type="string">
            <text:p text:style-name="P10" loext:marker-style-name="T17"><text:span text:style-name="T21">Serv</text:span></text:p>
          </table:table-cell>
          <table:table-cell table:style-name="Tableau9.C4" office:value-type="string">
            <text:p text:style-name="P11" loext:marker-style-name="T19"><text:span text:style-name="T20">2</text:span></text:p>
          </table:table-cell>
          <table:table-cell table:style-name="Tableau9.D4" office:value-type="string">
            <text:p text:style-name="P11" loext:marker-style-name="T19"><text:span text:style-name="T20">3</text:span></text:p>
          </table:table-cell>
          <table:table-cell table:style-name="Tableau9.E4" office:value-type="string">
            <text:p text:style-name="P11" loext:marker-style-name="T19"><text:span text:style-name="T20">172.20.27.40</text:span></text:p>
          </table:table-cell>
          <table:table-cell table:style-name="Tableau9.F4" office:value-type="string">
            <text:p text:style-name="P11" loext:marker-style-name="T19"><text:span text:style-name="T20">255.255.255.248</text:span></text:p>
          </table:table-cell>
          <table:table-cell table:style-name="Tableau9.G4" office:value-type="string">
            <text:p text:style-name="P11" loext:marker-style-name="T19"><text:span text:style-name="T20">172.20.27.47</text:span></text:p>
          </table:table-cell>
          <table:table-cell table:style-name="Tableau9.H4" office:value-type="string">
            <text:p text:style-name="P11" loext:marker-style-name="T19"><text:span text:style-name="T20">6</text:span></text:p>
          </table:table-cell>
        </table:table-row>
        <table:table-row table:style-name="Tableau9.5">
          <table:table-cell table:style-name="Tableau9.A5" office:value-type="string">
            <text:p text:style-name="P9" loext:marker-style-name="T1"><text:span text:style-name="T16">40</text:span></text:p>
          </table:table-cell>
          <table:table-cell table:style-name="Tableau9.B5" office:value-type="string">
            <text:p text:style-name="P12" loext:marker-style-name="T17"><text:span text:style-name="T18">Admi</text:span></text:p>
          </table:table-cell>
          <table:table-cell table:style-name="Tableau9.C5" office:value-type="string">
            <text:p text:style-name="P11" loext:marker-style-name="T19"><text:span text:style-name="T20">1</text:span></text:p>
          </table:table-cell>
          <table:table-cell table:style-name="Tableau9.D5" office:value-type="string">
            <text:p text:style-name="P11" loext:marker-style-name="T19"><text:span text:style-name="T20">3</text:span></text:p>
          </table:table-cell>
          <table:table-cell table:style-name="Tableau9.E5" office:value-type="string">
            <text:p text:style-name="P11" loext:marker-style-name="T19"><text:span text:style-name="T20">172.20.27.48</text:span></text:p>
          </table:table-cell>
          <table:table-cell table:style-name="Tableau9.F5" office:value-type="string">
            <text:p text:style-name="P11" loext:marker-style-name="T19"><text:span text:style-name="T20">255.255.255.248</text:span></text:p>
          </table:table-cell>
          <table:table-cell table:style-name="Tableau9.G5" office:value-type="string">
            <text:p text:style-name="P11" loext:marker-style-name="T19"><text:span text:style-name="T20">172.20.27.55</text:span></text:p>
          </table:table-cell>
          <table:table-cell table:style-name="Tableau9.H5" office:value-type="string">
            <text:p text:style-name="P11" loext:marker-style-name="T19"><text:span text:style-name="T20">6</text:span></text:p>
          </table:table-cell>
        </table:table-row>
        <table:table-row table:style-name="Tableau9.6">
          <table:table-cell table:style-name="Tableau9.A6" table:number-columns-spanned="8" office:value-type="string">
            <text:p text:style-name="P13" loext:marker-style-name="T17"><text:span text:style-name="T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15">Vlan 10 : gateway : eth0/0.10 <text:s/>172.20.27.38 /<text:span text:style-name="T23">29</text:span></text:p>
      <text:p text:style-name="P16"/>
      <text:p text:style-name="P15">Vlan 20 : gateway : eth0/0.20 <text:s/>172.20.27.30 /<text:span text:style-name="T23">27</text:span></text:p>
      <text:p text:style-name="P16"/>
      <text:p text:style-name="P16">Vlan 30 : gateway : eth0/0.30 <text:s/>172.20.27.46 /<text:span text:style-name="T23">29</text:span></text:p>
      <text:p text:style-name="P17">ip serveur : 172.20.27.41 /29</text:p>
      <text:p text:style-name="P17">démarrer DHCP : service isc-dhcp-server restart</text:p>
      <text:p text:style-name="P17"><text:tab/><text:tab/> <text:s text:c="5"/>service isc-dhcp-server enable</text:p>
      <text:p text:style-name="P17"><text:tab/><text:tab/> <text:s text:c="5"/>service isc-dhcp-server status</text:p>
      <text:p text:style-name="P16"/>
      <text:p text:style-name="P15">Vlan 40 : gateway : eth0/0.40 <text:s/>172.20.27.54 /<text:span text:style-name="T23">29</text:span></text:p>
      <text:p text:style-name="P18">ip <text:span text:style-name="T24">vlan sur S1 : </text:span>172.20.27.<text:span text:style-name="T24">53</text:span></text:p>
      <text:p text:style-name="P19">ip vpc_admin : 172.20.27.49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Paragraph" style:display-name="Table Paragraph" style:family="paragraph" style:parent-style-name="Standard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7:05:35.211000000</meta:creation-date>
    <dc:date>2025-02-05T17:25:16.948000000</dc:date>
    <meta:editing-duration>PT19M37S</meta:editing-duration>
    <meta:editing-cycles>6</meta:editing-cycles>
    <meta:generator>LibreOffice/24.8.4.2$Windows_X86_64 LibreOffice_project/bb3cfa12c7b1bf994ecc5649a80400d06cd71002</meta:generator>
    <meta:document-statistic meta:table-count="1" meta:image-count="0" meta:object-count="0" meta:page-count="1" meta:paragraph-count="50" meta:word-count="110" meta:character-count="677" meta:non-whitespace-character-count="596"/>
  </office:meta>
</office:document-meta>
</file>